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5.133cm"/>
    </style:style>
    <style:style style:name="co4" style:family="table-column">
      <style:table-column-properties fo:break-before="auto" style:column-width="3.634cm"/>
    </style:style>
    <style:style style:name="co6" style:family="table-column">
      <style:table-column-properties fo:break-before="auto" style:column-width="6.214cm"/>
    </style:style>
    <style:style style:name="co7" style:family="table-column">
      <style:table-column-properties fo:break-before="auto" style:column-width="3.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order="0.99pt solid #000000" style:rotation-align="none"/>
      <style:paragraph-properties fo:text-align="center" fo:margin-left="0cm"/>
    </style:style>
    <style:style style:name="ce3" style:family="table-cell" style:parent-style-name="Default">
      <style:table-cell-properties fo:background-color="#99ccff" style:diagonal-bl-tr="none" style:diagonal-tl-br="none" style:text-align-source="fix" style:repeat-content="false" fo:border="0.99pt solid #000000" style:rotation-align="non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cm"/>
    </style:style>
    <style:style style:name="ce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OpenTBS Demo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2">
          <table:table-cell office:value-type="string">
            <text:p>[titre]</text:p>
          </table:table-cell>
          <table:table-cell table:number-columns-repeated="5"/>
        </table:table-row>
        <table:table-row table:style-name="ro2">
          <table:table-cell office:value-type="string">
            <text:p>Document généré le [onshow..now;frm='dd/mm/yyyy à hh:nn:ss']</text:p>
          </table:table-cell>
          <table:table-cell table:number-columns-repeated="5"/>
        </table:table-row>
        <table:table-row table:style-name="ro2">
          <table:table-cell office:value-type="string">
            <text:p>Total élèves [eleve_count]</text:p>
          </table:table-cell>
          <table:table-cell office:value-type="string">
            <text:p>[eleve_count]</text:p>
          </table:table-cell>
          <table:table-cell table:number-columns-repeated="4"/>
        </table:table-row>
        <table:table-row table:style-name="ro2">
          <table:table-cell office:value-type="string">
            <text:p>Nombre de demi-journées ouvrées : [dj_ouvrees]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number-columns-repeated="3"/>
          <table:table-cell table:style-name="ce3" office:value-type="string">
            <text:p>[a.val;block=table:table-cell]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" office:value-type="string">
            <text:p>Taux moyen (%) pour la sélection sur la période</text:p>
          </table:table-cell>
          <table:table-cell table:style-name="ce4" office:value-type="string">
            <text:p>[a2.taux_[c1.val;block=table:table-cell];ope=odsNum]</text:p>
          </table:table-cell>
          <table:table-cell table:number-columns-repeated="2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3"/>
          <table:table-cell table:style-name="ce3" office:value-type="string">
            <text:p>Taux d'absentéisme (%)</text:p>
          </table:table-cell>
          <table:table-cell table:number-columns-repeated="2"/>
        </table:table-row>
        <table:table-row table:style-name="ro2">
          <table:table-cell table:style-name="ce1" office:value-type="string">
            <text:p>Nom</text:p>
          </table:table-cell>
          <table:table-cell table:style-name="ce1" office:value-type="string">
            <text:p>Prénom</text:p>
          </table:table-cell>
          <table:table-cell table:style-name="ce1" office:value-type="string">
            <text:p>Classe</text:p>
          </table:table-cell>
          <table:table-cell table:style-name="ce3" office:value-type="string">
            <text:p>[b.val;block=table:table-cell]</text:p>
          </table:table-cell>
          <table:table-cell table:number-columns-repeated="2"/>
        </table:table-row>
        <table:table-row table:style-name="ro2">
          <table:table-cell table:style-name="ce2" office:value-type="string">
            <text:p>[b2.nom;block=table:table-row]</text:p>
          </table:table-cell>
          <table:table-cell table:style-name="ce2" office:value-type="string">
            <text:p>[b2.prenom]</text:p>
          </table:table-cell>
          <table:table-cell table:style-name="ce2" office:value-type="string">
            <text:p>[b2.classe]</text:p>
          </table:table-cell>
          <table:table-cell table:style-name="ce5" office:value-type="string">
            <text:p>[b2.taux_[c2.val;block=table:table-cell];ope=odsNum]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 office:value-type="string">
            <text:p>Nothing her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number-style style:name="N141">
      <number:number number:decimal-places="1" number:min-integer-digits="1"/>
    </number:number-style>
    <number:currency-style style:name="N14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1">11/12/2011</text:date>, <text:time>17:0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creation-date>2009-10-28T22:20:28</meta:creation-date>
    <dc:date>2011-12-11T17:08:14</dc:date>
    <meta:editing-cycles>135</meta:editing-cycles>
    <meta:editing-duration>PT7H22M1S</meta:editing-duration>
    <dc:creator>Didier 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